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22 18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1104" calcext:value-type="float">
            <text:p>23.31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0624" calcext:value-type="float">
            <text:p>23.28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7576" calcext:value-type="float">
            <text:p>23.27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004" calcext:value-type="float">
            <text:p>23.18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2608" calcext:value-type="float">
            <text:p>23.15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1752" calcext:value-type="float">
            <text:p>23.16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58704" calcext:value-type="float">
            <text:p>23.15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8912" calcext:value-type="float">
            <text:p>23.29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8536" calcext:value-type="float">
            <text:p>23.33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0728" calcext:value-type="float">
            <text:p>23.35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5488" calcext:value-type="float">
            <text:p>23.33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23296" calcext:value-type="float">
            <text:p>23.32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2816" calcext:value-type="float">
            <text:p>23.29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7148" calcext:value-type="float">
            <text:p>23.27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3192" calcext:value-type="float">
            <text:p>23.25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0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7952" calcext:value-type="float">
            <text:p>23.23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5-06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4-16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4-02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3244" calcext:value-type="float">
            <text:p>23.33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8056" calcext:value-type="float">
            <text:p>23.30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95864" calcext:value-type="float">
            <text:p>23.29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5008" calcext:value-type="float">
            <text:p>23.30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4152" calcext:value-type="float">
            <text:p>23.31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3672" calcext:value-type="float">
            <text:p>23.28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8432" calcext:value-type="float">
            <text:p>23.26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052" calcext:value-type="float">
            <text:p>23.21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1" calcext:value-type="float">
            <text:p>23.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5384" calcext:value-type="float">
            <text:p>23.26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0896" calcext:value-type="float">
            <text:p>23.17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624" calcext:value-type="float">
            <text:p>23.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9288" calcext:value-type="float">
            <text:p>23.25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7096" calcext:value-type="float">
            <text:p>23.24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1376" calcext:value-type="float">
            <text:p>23.20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6136" calcext:value-type="float">
            <text:p>23.18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8328" calcext:value-type="float">
            <text:p>23.19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3568" calcext:value-type="float">
            <text:p>23.21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4424" calcext:value-type="float">
            <text:p>23.20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43464" calcext:value-type="float">
            <text:p>23.14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0792" calcext:value-type="float">
            <text:p>23.10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2232" calcext:value-type="float">
            <text:p>23.19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9528" calcext:value-type="float">
            <text:p>23.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576" calcext:value-type="float">
            <text:p>23.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4904" calcext:value-type="float">
            <text:p>23.23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6616" calcext:value-type="float">
            <text:p>23.21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8808" calcext:value-type="float">
            <text:p>23.22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62336" calcext:value-type="float">
            <text:p>23.26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22712" calcext:value-type="float">
            <text:p>23.22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19664" calcext:value-type="float">
            <text:p>23.21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50144" calcext:value-type="float">
            <text:p>23.25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07472" calcext:value-type="float">
            <text:p>23.20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76992" calcext:value-type="float">
            <text:p>23.17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9184" calcext:value-type="float">
            <text:p>23.18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09936" calcext:value-type="float">
            <text:p>23.10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97744" calcext:value-type="float">
            <text:p>23.09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5552" calcext:value-type="float">
            <text:p>23.08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86" calcext:value-type="float">
            <text:p>23.0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76408" calcext:value-type="float">
            <text:p>23.0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36784" calcext:value-type="float">
            <text:p>23.03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4592" calcext:value-type="float">
            <text:p>23.02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21544" calcext:value-type="float">
            <text:p>23.02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6304" calcext:value-type="float">
            <text:p>23.00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7536" calcext:value-type="float">
            <text:p>22.95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3528" calcext:value-type="float">
            <text:p>22.89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9048" calcext:value-type="float">
            <text:p>22.8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2192" calcext:value-type="float">
            <text:p>22.87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8288" calcext:value-type="float">
            <text:p>22.87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14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41712" calcext:value-type="float">
            <text:p>22.84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5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5888" calcext:value-type="float">
            <text:p>22.72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5992" calcext:value-type="float">
            <text:p>22.79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1232" calcext:value-type="float">
            <text:p>22.81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5136" calcext:value-type="float">
            <text:p>22.80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3424" calcext:value-type="float">
            <text:p>22.82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7704" calcext:value-type="float">
            <text:p>22.77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2944" calcext:value-type="float">
            <text:p>22.79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9896" calcext:value-type="float">
            <text:p>22.7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5616" calcext:value-type="float">
            <text:p>22.83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95408" calcext:value-type="float">
            <text:p>22.6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0648" calcext:value-type="float">
            <text:p>22.71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89312" calcext:value-type="float">
            <text:p>22.68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5032" calcext:value-type="float">
            <text:p>22.7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3696" calcext:value-type="float">
            <text:p>22.7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7224" calcext:value-type="float">
            <text:p>22.74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28936" calcext:value-type="float">
            <text:p>22.72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19792" calcext:value-type="float">
            <text:p>22.7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1984" calcext:value-type="float">
            <text:p>22.73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41128" calcext:value-type="float">
            <text:p>22.74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9416" calcext:value-type="float">
            <text:p>22.75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2464" calcext:value-type="float">
            <text:p>22.76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17328" calcext:value-type="float">
            <text:p>22.81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0752" calcext:value-type="float">
            <text:p>22.7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6368" calcext:value-type="float">
            <text:p>22.75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2088" calcext:value-type="float">
            <text:p>22.80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08184" calcext:value-type="float">
            <text:p>22.80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71608" calcext:value-type="float">
            <text:p>22.77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5512" calcext:value-type="float">
            <text:p>22.76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50272" calcext:value-type="float">
            <text:p>22.7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3808" calcext:value-type="float">
            <text:p>22.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58832" calcext:value-type="float">
            <text:p>22.65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664" calcext:value-type="float">
            <text:p>22.6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37496" calcext:value-type="float">
            <text:p>22.63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3112" calcext:value-type="float">
            <text:p>22.61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97872" calcext:value-type="float">
            <text:p>22.5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8248" calcext:value-type="float">
            <text:p>22.5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0336" calcext:value-type="float">
            <text:p>22.50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6912" calcext:value-type="float">
            <text:p>22.53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46056" calcext:value-type="float">
            <text:p>22.54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1672" calcext:value-type="float">
            <text:p>22.52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12528" calcext:value-type="float">
            <text:p>22.51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3384" calcext:value-type="float">
            <text:p>22.50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2048" calcext:value-type="float">
            <text:p>22.48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948" calcext:value-type="float">
            <text:p>22.50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06432" calcext:value-type="float">
            <text:p>22.50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97288" calcext:value-type="float">
            <text:p>22.49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79" calcext:value-type="float">
            <text:p>22.4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1568" calcext:value-type="float">
            <text:p>22.4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6328" calcext:value-type="float">
            <text:p>22.43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03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1088" calcext:value-type="float">
            <text:p>22.42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8896" calcext:value-type="float">
            <text:p>22.40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5848" calcext:value-type="float">
            <text:p>22.40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3656" calcext:value-type="float">
            <text:p>22.39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0608" calcext:value-type="float">
            <text:p>22.39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84512" calcext:value-type="float">
            <text:p>22.38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8416" calcext:value-type="float">
            <text:p>22.37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27184" calcext:value-type="float">
            <text:p>22.42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4616" calcext:value-type="float">
            <text:p>22.45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852" calcext:value-type="float">
            <text:p>22.44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45472" calcext:value-type="float">
            <text:p>22.4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14992" calcext:value-type="float">
            <text:p>22.4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328" calcext:value-type="float">
            <text:p>22.4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96704" calcext:value-type="float">
            <text:p>22.39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63176" calcext:value-type="float">
            <text:p>22.3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184" calcext:value-type="float">
            <text:p>22.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5744" calcext:value-type="float">
            <text:p>22.33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0504" calcext:value-type="float">
            <text:p>22.32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3072" calcext:value-type="float">
            <text:p>22.2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99168" calcext:value-type="float">
            <text:p>22.29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8088" calcext:value-type="float">
            <text:p>22.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77832" calcext:value-type="float">
            <text:p>22.2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8208" calcext:value-type="float">
            <text:p>22.2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3516" calcext:value-type="float">
            <text:p>22.2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92488" calcext:value-type="float">
            <text:p>22.1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5056" calcext:value-type="float">
            <text:p>22.1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5912" calcext:value-type="float">
            <text:p>22.15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8856" calcext:value-type="float">
            <text:p>22.08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3616" calcext:value-type="float">
            <text:p>22.07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6664" calcext:value-type="float">
            <text:p>22.07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0568" calcext:value-type="float">
            <text:p>22.07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752" calcext:value-type="float">
            <text:p>22.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16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084" calcext:value-type="float">
            <text:p>21.96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4-24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31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4-01-13 01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10-25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16 1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09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0736" calcext:value-type="float">
            <text:p>21.89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1696" calcext:value-type="float">
            <text:p>21.9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18" calcext:value-type="float">
            <text:p>22.0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2384" calcext:value-type="float">
            <text:p>22.1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372" calcext:value-type="float">
            <text:p>22.1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0192" calcext:value-type="float">
            <text:p>22.1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4472" calcext:value-type="float">
            <text:p>22.06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704" calcext:value-type="float">
            <text:p>22.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3992" calcext:value-type="float">
            <text:p>22.03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61424" calcext:value-type="float">
            <text:p>22.0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8376" calcext:value-type="float">
            <text:p>22.05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0088" calcext:value-type="float">
            <text:p>22.0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9984" calcext:value-type="float">
            <text:p>21.9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5-04 14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2-14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11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3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4264" calcext:value-type="float">
            <text:p>21.9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9024" calcext:value-type="float">
            <text:p>21.90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1216" calcext:value-type="float">
            <text:p>21.9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5976" calcext:value-type="float">
            <text:p>21.90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94" calcext:value-type="float">
            <text:p>21.8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20 1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5288" calcext:value-type="float">
            <text:p>21.7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1384" calcext:value-type="float">
            <text:p>21.7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748" calcext:value-type="float">
            <text:p>21.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13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3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2576" calcext:value-type="float">
            <text:p>21.3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9904" calcext:value-type="float">
            <text:p>21.32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6544" calcext:value-type="float">
            <text:p>21.1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12" calcext:value-type="float">
            <text:p>21.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04352" calcext:value-type="float">
            <text:p>21.1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2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08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1536" calcext:value-type="float">
            <text:p>20.6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19 21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3352" calcext:value-type="float">
            <text:p>20.7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2016" calcext:value-type="float">
            <text:p>20.70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7256" calcext:value-type="float">
            <text:p>20.71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8112" calcext:value-type="float">
            <text:p>20.7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7152" calcext:value-type="float">
            <text:p>20.64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8008" calcext:value-type="float">
            <text:p>20.63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02" calcext:value-type="float">
            <text:p>20.6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068" calcext:value-type="float">
            <text:p>20.68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1056" calcext:value-type="float">
            <text:p>20.64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972" calcext:value-type="float">
            <text:p>20.61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6672" calcext:value-type="float">
            <text:p>20.61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7904" calcext:value-type="float">
            <text:p>20.56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5232" calcext:value-type="float">
            <text:p>20.52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6944" calcext:value-type="float">
            <text:p>20.50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19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9992" calcext:value-type="float">
            <text:p>20.50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9136" calcext:value-type="float">
            <text:p>20.5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4" calcext:value-type="float">
            <text:p>20.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0952" calcext:value-type="float">
            <text:p>20.5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8864" calcext:value-type="float">
            <text:p>20.62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2768" calcext:value-type="float">
            <text:p>20.6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2392" calcext:value-type="float">
            <text:p>20.6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25816" calcext:value-type="float">
            <text:p>20.6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9824" calcext:value-type="float">
            <text:p>20.6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44104" calcext:value-type="float">
            <text:p>20.64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9344" calcext:value-type="float">
            <text:p>20.65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6776" calcext:value-type="float">
            <text:p>20.6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9928" calcext:value-type="float">
            <text:p>20.7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8968" calcext:value-type="float">
            <text:p>20.69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024" calcext:value-type="float">
            <text:p>20.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1952" calcext:value-type="float">
            <text:p>20.95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596" calcext:value-type="float">
            <text:p>21.01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2056" calcext:value-type="float">
            <text:p>21.02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12 16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0824" calcext:value-type="float">
            <text:p>21.0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2536" calcext:value-type="float">
            <text:p>21.0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644" calcext:value-type="float">
            <text:p>21.04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7296" calcext:value-type="float">
            <text:p>21.0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34248" calcext:value-type="float">
            <text:p>21.03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0344" calcext:value-type="float">
            <text:p>21.0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1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9592" calcext:value-type="float">
            <text:p>21.1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168" calcext:value-type="float">
            <text:p>21.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124" calcext:value-type="float">
            <text:p>21.3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8192" calcext:value-type="float">
            <text:p>21.34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1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0528" calcext:value-type="float">
            <text:p>21.7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272" calcext:value-type="float">
            <text:p>21.7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2072" calcext:value-type="float">
            <text:p>21.9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3784" calcext:value-type="float">
            <text:p>21.8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9776" calcext:value-type="float">
            <text:p>21.8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6352" calcext:value-type="float">
            <text:p>21.8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8544" calcext:value-type="float">
            <text:p>21.8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2448" calcext:value-type="float">
            <text:p>21.8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5392" calcext:value-type="float">
            <text:p>21.8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796" calcext:value-type="float">
            <text:p>21.7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4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0048" calcext:value-type="float">
            <text:p>21.7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744" calcext:value-type="float">
            <text:p>21.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0008" calcext:value-type="float">
            <text:p>21.40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02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4288" calcext:value-type="float">
            <text:p>21.35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7712" calcext:value-type="float">
            <text:p>21.3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6856" calcext:value-type="float">
            <text:p>21.32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57336" calcext:value-type="float">
            <text:p>21.35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0384" calcext:value-type="float">
            <text:p>21.36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6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8712" calcext:value-type="float">
            <text:p>21.6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844" calcext:value-type="float">
            <text:p>21.8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0256" calcext:value-type="float">
            <text:p>21.8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2824" calcext:value-type="float">
            <text:p>21.8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02344" calcext:value-type="float">
            <text:p>21.80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8064" calcext:value-type="float">
            <text:p>21.8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75496" calcext:value-type="float">
            <text:p>21.8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464" calcext:value-type="float">
            <text:p>21.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9504" calcext:value-type="float">
            <text:p>21.93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656" calcext:value-type="float">
            <text:p>22.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4096" calcext:value-type="float">
            <text:p>22.1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324" calcext:value-type="float">
            <text:p>22.1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276" calcext:value-type="float">
            <text:p>22.0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1048" calcext:value-type="float">
            <text:p>22.1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07144" calcext:value-type="float">
            <text:p>22.1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1904" calcext:value-type="float">
            <text:p>22.0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20-01-09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10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38792" calcext:value-type="float">
            <text:p>22.33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44888" calcext:value-type="float">
            <text:p>22.3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9648" calcext:value-type="float">
            <text:p>22.32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1136" calcext:value-type="float">
            <text:p>22.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5264" calcext:value-type="float">
            <text:p>22.30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08312" calcext:value-type="float">
            <text:p>22.30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04" calcext:value-type="float">
            <text:p>22.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6872" calcext:value-type="float">
            <text:p>22.21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6392" calcext:value-type="float">
            <text:p>22.1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52864" calcext:value-type="float">
            <text:p>22.15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31528" calcext:value-type="float">
            <text:p>22.13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85808" calcext:value-type="float">
            <text:p>22.0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228" calcext:value-type="float">
            <text:p>22.0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27896" calcext:value-type="float">
            <text:p>22.0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3136" calcext:value-type="float">
            <text:p>22.04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6184" calcext:value-type="float">
            <text:p>22.04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608" calcext:value-type="float">
            <text:p>21.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8272" calcext:value-type="float">
            <text:p>21.9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0464" calcext:value-type="float">
            <text:p>22.00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6936" calcext:value-type="float">
            <text:p>21.96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63888" calcext:value-type="float">
            <text:p>21.96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2176" calcext:value-type="float">
            <text:p>21.9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7416" calcext:value-type="float">
            <text:p>21.99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30944" calcext:value-type="float">
            <text:p>22.03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5704" calcext:value-type="float">
            <text:p>22.0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9608" calcext:value-type="float">
            <text:p>22.0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2656" calcext:value-type="float">
            <text:p>22.0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18752" calcext:value-type="float">
            <text:p>22.0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03512" calcext:value-type="float">
            <text:p>22.0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85224" calcext:value-type="float">
            <text:p>21.9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132" calcext:value-type="float">
            <text:p>21.9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3032" calcext:value-type="float">
            <text:p>21.97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94368" calcext:value-type="float">
            <text:p>21.99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4744" calcext:value-type="float">
            <text:p>21.9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8648" calcext:value-type="float">
            <text:p>21.94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42552" calcext:value-type="float">
            <text:p>21.9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3408" calcext:value-type="float">
            <text:p>21.9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8168" calcext:value-type="float">
            <text:p>21.9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6832" calcext:value-type="float">
            <text:p>21.8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63304" calcext:value-type="float">
            <text:p>21.8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1112" calcext:value-type="float">
            <text:p>21.8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1968" calcext:value-type="float">
            <text:p>21.84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892" calcext:value-type="float">
            <text:p>21.83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368" calcext:value-type="float">
            <text:p>21.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0152" calcext:value-type="float">
            <text:p>21.79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32" calcext:value-type="float">
            <text:p>21.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6624" calcext:value-type="float">
            <text:p>21.7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3952" calcext:value-type="float">
            <text:p>21.7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17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54104" calcext:value-type="float">
            <text:p>24.45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9568" calcext:value-type="float">
            <text:p>21.6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652" calcext:value-type="float">
            <text:p>21.68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4704" calcext:value-type="float">
            <text:p>21.63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7272" calcext:value-type="float">
            <text:p>21.6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5248" calcext:value-type="float">
            <text:p>21.4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6104" calcext:value-type="float">
            <text:p>21.4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1344" calcext:value-type="float">
            <text:p>21.4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4768" calcext:value-type="float">
            <text:p>21.38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3056" calcext:value-type="float">
            <text:p>21.40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9632" calcext:value-type="float">
            <text:p>21.4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316" calcext:value-type="float">
            <text:p>21.4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2888" calcext:value-type="float">
            <text:p>21.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1 13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3848" calcext:value-type="float">
            <text:p>21.6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176" calcext:value-type="float">
            <text:p>21.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4808" calcext:value-type="float">
            <text:p>21.7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5768" calcext:value-type="float">
            <text:p>21.7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4056" calcext:value-type="float">
            <text:p>21.7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1864" calcext:value-type="float">
            <text:p>21.7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9672" calcext:value-type="float">
            <text:p>21.7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68816" calcext:value-type="float">
            <text:p>21.7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6248" calcext:value-type="float">
            <text:p>21.7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7688" calcext:value-type="float">
            <text:p>21.88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9988" calcext:value-type="float">
            <text:p>21.89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02928" calcext:value-type="float">
            <text:p>21.9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81592" calcext:value-type="float">
            <text:p>21.8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45016" calcext:value-type="float">
            <text:p>21.84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1008" calcext:value-type="float">
            <text:p>21.7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7208" calcext:value-type="float">
            <text:p>21.85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35872" calcext:value-type="float">
            <text:p>21.8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6728" calcext:value-type="float">
            <text:p>21.82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87104" calcext:value-type="float">
            <text:p>21.7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44432" calcext:value-type="float">
            <text:p>21.7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3096" calcext:value-type="float">
            <text:p>21.7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74912" calcext:value-type="float">
            <text:p>21.7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0904" calcext:value-type="float">
            <text:p>21.71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6144" calcext:value-type="float">
            <text:p>21.7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5664" calcext:value-type="float">
            <text:p>21.6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8232" calcext:value-type="float">
            <text:p>21.66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7752" calcext:value-type="float">
            <text:p>21.6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29192" calcext:value-type="float">
            <text:p>21.7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8336" calcext:value-type="float">
            <text:p>21.7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6792" calcext:value-type="float">
            <text:p>21.57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6688" calcext:value-type="float">
            <text:p>21.5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8776" calcext:value-type="float">
            <text:p>21.44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7648" calcext:value-type="float">
            <text:p>21.5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8296" calcext:value-type="float">
            <text:p>21.41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4976" calcext:value-type="float">
            <text:p>21.5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09 19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412" calcext:value-type="float">
            <text:p>21.53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2304" calcext:value-type="float">
            <text:p>21.4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9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5728" calcext:value-type="float">
            <text:p>21.44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0592" calcext:value-type="float">
            <text:p>21.5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9256" calcext:value-type="float">
            <text:p>21.47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5352" calcext:value-type="float">
            <text:p>21.48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6584" calcext:value-type="float">
            <text:p>21.43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5832" calcext:value-type="float">
            <text:p>21.51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4496" calcext:value-type="float">
            <text:p>21.4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5936" calcext:value-type="float">
            <text:p>21.58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88984" calcext:value-type="float">
            <text:p>21.58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9464" calcext:value-type="float">
            <text:p>21.61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984" calcext:value-type="float">
            <text:p>21.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0216" calcext:value-type="float">
            <text:p>21.5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7544" calcext:value-type="float">
            <text:p>21.4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91448" calcext:value-type="float">
            <text:p>21.49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4872" calcext:value-type="float">
            <text:p>21.45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3536" calcext:value-type="float">
            <text:p>21.43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4268" calcext:value-type="float">
            <text:p>21.44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4016" calcext:value-type="float">
            <text:p>21.46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1176" calcext:value-type="float">
            <text:p>21.60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8128" calcext:value-type="float">
            <text:p>21.59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0112" calcext:value-type="float">
            <text:p>21.47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1928" calcext:value-type="float">
            <text:p>21.5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28024" calcext:value-type="float">
            <text:p>21.5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3264" calcext:value-type="float">
            <text:p>21.5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2784" calcext:value-type="float">
            <text:p>21.51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6416" calcext:value-type="float">
            <text:p>21.6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6312" calcext:value-type="float">
            <text:p>21.5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5456" calcext:value-type="float">
            <text:p>21.55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1552" calcext:value-type="float">
            <text:p>21.56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1072" calcext:value-type="float">
            <text:p>21.53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128" calcext:value-type="float">
            <text:p>21.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2136" calcext:value-type="float">
            <text:p>21.6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6896" calcext:value-type="float">
            <text:p>21.64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9944" calcext:value-type="float">
            <text:p>21.64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3368" calcext:value-type="float">
            <text:p>21.6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7376" calcext:value-type="float">
            <text:p>21.6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2992" calcext:value-type="float">
            <text:p>21.6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6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92616" calcext:value-type="float">
            <text:p>21.6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65184" calcext:value-type="float">
            <text:p>21.66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8608" calcext:value-type="float">
            <text:p>21.62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74328" calcext:value-type="float">
            <text:p>21.67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3224" calcext:value-type="float">
            <text:p>21.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17" calcext:value-type="float">
            <text:p>21.7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07856" calcext:value-type="float">
            <text:p>21.70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3472" calcext:value-type="float">
            <text:p>21.6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9088" calcext:value-type="float">
            <text:p>21.65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31656" calcext:value-type="float">
            <text:p>21.63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2512" calcext:value-type="float">
            <text:p>21.62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1032" calcext:value-type="float">
            <text:p>21.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0696" calcext:value-type="float">
            <text:p>21.5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37168" calcext:value-type="float">
            <text:p>21.53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9736" calcext:value-type="float">
            <text:p>21.50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76208" calcext:value-type="float">
            <text:p>21.4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7064" calcext:value-type="float">
            <text:p>21.46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1824" calcext:value-type="float">
            <text:p>21.4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5792" calcext:value-type="float">
            <text:p>21.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30488" calcext:value-type="float">
            <text:p>21.4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09152" calcext:value-type="float">
            <text:p>21.4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7816" calcext:value-type="float">
            <text:p>21.3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9048" calcext:value-type="float">
            <text:p>21.33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6648" calcext:value-type="float">
            <text:p>21.18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0448" calcext:value-type="float">
            <text:p>21.1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13496" calcext:value-type="float">
            <text:p>21.11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9968" calcext:value-type="float">
            <text:p>21.0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3016" calcext:value-type="float">
            <text:p>21.0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7692" calcext:value-type="float">
            <text:p>21.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9488" calcext:value-type="float">
            <text:p>21.0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9008" calcext:value-type="float">
            <text:p>21.01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3288" calcext:value-type="float">
            <text:p>20.97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6336" calcext:value-type="float">
            <text:p>20.9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9 13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2808" calcext:value-type="float">
            <text:p>20.94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3456" calcext:value-type="float">
            <text:p>20.79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4208" calcext:value-type="float">
            <text:p>20.71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1116" calcext:value-type="float">
            <text:p>20.71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592" calcext:value-type="float">
            <text:p>20.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544" calcext:value-type="float">
            <text:p>20.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68488" calcext:value-type="float">
            <text:p>20.6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7632" calcext:value-type="float">
            <text:p>20.67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3248" calcext:value-type="float">
            <text:p>20.65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924" calcext:value-type="float">
            <text:p>20.58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0096" calcext:value-type="float">
            <text:p>20.58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4376" calcext:value-type="float">
            <text:p>20.53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5712" calcext:value-type="float">
            <text:p>20.55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9616" calcext:value-type="float">
            <text:p>20.54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37424" calcext:value-type="float">
            <text:p>20.53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8656" calcext:value-type="float">
            <text:p>20.48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4752" calcext:value-type="float">
            <text:p>20.49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1016" calcext:value-type="float">
            <text:p>20.32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6632" calcext:value-type="float">
            <text:p>20.29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92" calcext:value-type="float">
            <text:p>20.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3208" calcext:value-type="float">
            <text:p>20.33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9 17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2248" calcext:value-type="float">
            <text:p>20.27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588" calcext:value-type="float">
            <text:p>20.37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444" calcext:value-type="float">
            <text:p>20.28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0912" calcext:value-type="float">
            <text:p>20.2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5296" calcext:value-type="float">
            <text:p>20.27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63104" calcext:value-type="float">
            <text:p>20.2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4816" calcext:value-type="float">
            <text:p>20.24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348" calcext:value-type="float">
            <text:p>20.22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5192" calcext:value-type="float">
            <text:p>20.20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3856" calcext:value-type="float">
            <text:p>20.18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74712" calcext:value-type="float">
            <text:p>20.17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0432" calcext:value-type="float">
            <text:p>20.22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35672" calcext:value-type="float">
            <text:p>20.23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7864" calcext:value-type="float">
            <text:p>20.24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41768" calcext:value-type="float">
            <text:p>20.24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4336" calcext:value-type="float">
            <text:p>20.21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396" calcext:value-type="float">
            <text:p>20.25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2728" calcext:value-type="float">
            <text:p>20.30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7488" calcext:value-type="float">
            <text:p>20.28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08824" calcext:value-type="float">
            <text:p>20.30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78344" calcext:value-type="float">
            <text:p>20.27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1872" calcext:value-type="float">
            <text:p>20.31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7112" calcext:value-type="float">
            <text:p>20.32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2832" calcext:value-type="float">
            <text:p>20.37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112" calcext:value-type="float">
            <text:p>20.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6736" calcext:value-type="float">
            <text:p>20.36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1976" calcext:value-type="float">
            <text:p>20.3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1224" calcext:value-type="float">
            <text:p>20.46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8552" calcext:value-type="float">
            <text:p>20.41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7592" calcext:value-type="float">
            <text:p>20.35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54" calcext:value-type="float">
            <text:p>20.3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4544" calcext:value-type="float">
            <text:p>20.35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6 19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968" calcext:value-type="float">
            <text:p>20.2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6256" calcext:value-type="float">
            <text:p>20.33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8448" calcext:value-type="float">
            <text:p>20.34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24064" calcext:value-type="float">
            <text:p>20.32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26528" calcext:value-type="float">
            <text:p>20.22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57008" calcext:value-type="float">
            <text:p>20.25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1492" calcext:value-type="float">
            <text:p>20.31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9304" calcext:value-type="float">
            <text:p>20.33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5984" calcext:value-type="float">
            <text:p>20.44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2456" calcext:value-type="float">
            <text:p>20.41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3688" calcext:value-type="float">
            <text:p>20.36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3584" calcext:value-type="float">
            <text:p>20.29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8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0744" calcext:value-type="float">
            <text:p>20.43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3312" calcext:value-type="float">
            <text:p>20.40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4168" calcext:value-type="float">
            <text:p>20.39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42352" calcext:value-type="float">
            <text:p>20.34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78928" calcext:value-type="float">
            <text:p>20.37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51496" calcext:value-type="float">
            <text:p>20.35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5024" calcext:value-type="float">
            <text:p>20.3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88072" calcext:value-type="float">
            <text:p>20.38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69784" calcext:value-type="float">
            <text:p>20.3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9408" calcext:value-type="float">
            <text:p>20.4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7696" calcext:value-type="float">
            <text:p>20.42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16" calcext:value-type="float">
            <text:p>20.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5128" calcext:value-type="float">
            <text:p>20.45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0264" calcext:value-type="float">
            <text:p>20.40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97216" calcext:value-type="float">
            <text:p>20.39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0636" calcext:value-type="float">
            <text:p>20.40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9032" calcext:value-type="float">
            <text:p>20.4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3792" calcext:value-type="float">
            <text:p>20.43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42936" calcext:value-type="float">
            <text:p>20.44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30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3684" calcext:value-type="float">
            <text:p>20.43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3416" calcext:value-type="float">
            <text:p>20.4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0848" calcext:value-type="float">
            <text:p>20.50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4272" calcext:value-type="float">
            <text:p>20.46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58176" calcext:value-type="float">
            <text:p>20.4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6464" calcext:value-type="float">
            <text:p>20.4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6732" calcext:value-type="float">
            <text:p>20.4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78" calcext:value-type="float">
            <text:p>20.4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24648" calcext:value-type="float">
            <text:p>20.42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0368" calcext:value-type="float">
            <text:p>20.47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03896" calcext:value-type="float">
            <text:p>20.50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256" calcext:value-type="float">
            <text:p>20.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304" calcext:value-type="float">
            <text:p>20.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2184" calcext:value-type="float">
            <text:p>20.52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6568" calcext:value-type="float">
            <text:p>20.54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2288" calcext:value-type="float">
            <text:p>20.59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2664" calcext:value-type="float">
            <text:p>20.55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4856" calcext:value-type="float">
            <text:p>20.56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0472" calcext:value-type="float">
            <text:p>20.54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61808" calcext:value-type="float">
            <text:p>20.56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7528" calcext:value-type="float">
            <text:p>20.60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6192" calcext:value-type="float">
            <text:p>20.5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5336" calcext:value-type="float">
            <text:p>20.59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83144" calcext:value-type="float">
            <text:p>20.58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16088" calcext:value-type="float">
            <text:p>20.51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2828" calcext:value-type="float">
            <text:p>20.52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1432" calcext:value-type="float">
            <text:p>20.60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5876" calcext:value-type="float">
            <text:p>20.55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77048" calcext:value-type="float">
            <text:p>20.57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3624" calcext:value-type="float">
            <text:p>20.61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98384" calcext:value-type="float">
            <text:p>20.59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10576" calcext:value-type="float">
            <text:p>20.61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7 18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1912" calcext:value-type="float">
            <text:p>20.63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83728" calcext:value-type="float">
            <text:p>20.68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74584" calcext:value-type="float">
            <text:p>20.67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92872" calcext:value-type="float">
            <text:p>20.69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5544" calcext:value-type="float">
            <text:p>20.73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2976" calcext:value-type="float">
            <text:p>20.7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3832" calcext:value-type="float">
            <text:p>20.75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7736" calcext:value-type="float">
            <text:p>20.74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0784" calcext:value-type="float">
            <text:p>20.75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5688" calcext:value-type="float">
            <text:p>20.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4688" calcext:value-type="float">
            <text:p>20.74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8592" calcext:value-type="float">
            <text:p>20.73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05064" calcext:value-type="float">
            <text:p>20.70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32496" calcext:value-type="float">
            <text:p>20.73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6504" calcext:value-type="float">
            <text:p>20.7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8216" calcext:value-type="float">
            <text:p>20.7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212" calcext:value-type="float">
            <text:p>20.77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9176" calcext:value-type="float">
            <text:p>20.83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6712" calcext:value-type="float">
            <text:p>20.9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7944" calcext:value-type="float">
            <text:p>20.88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356" calcext:value-type="float">
            <text:p>20.86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7088" calcext:value-type="float">
            <text:p>20.89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5272" calcext:value-type="float">
            <text:p>20.8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4-11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11 17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64728" calcext:value-type="float">
            <text:p>21.0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12912" calcext:value-type="float">
            <text:p>21.0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7-0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5856" calcext:value-type="float">
            <text:p>20.94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3664" calcext:value-type="float">
            <text:p>20.93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7192" calcext:value-type="float">
            <text:p>20.9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7672" calcext:value-type="float">
            <text:p>20.9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1096" calcext:value-type="float">
            <text:p>20.9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548" calcext:value-type="float">
            <text:p>20.9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9864" calcext:value-type="float">
            <text:p>21.00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0616" calcext:value-type="float">
            <text:p>20.93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8152" calcext:value-type="float">
            <text:p>21.0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58048" calcext:value-type="float">
            <text:p>20.95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1472" calcext:value-type="float">
            <text:p>20.92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8424" calcext:value-type="float">
            <text:p>20.9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2704" calcext:value-type="float">
            <text:p>20.87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4416" calcext:value-type="float">
            <text:p>20.85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6128" calcext:value-type="float">
            <text:p>20.8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2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9552" calcext:value-type="float">
            <text:p>20.79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1744" calcext:value-type="float">
            <text:p>20.81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7464" calcext:value-type="float">
            <text:p>20.85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0136" calcext:value-type="float">
            <text:p>20.90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928" calcext:value-type="float">
            <text:p>20.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5376" calcext:value-type="float">
            <text:p>20.91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4896" calcext:value-type="float">
            <text:p>20.88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404" calcext:value-type="float">
            <text:p>20.8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81848" calcext:value-type="float">
            <text:p>20.8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51368" calcext:value-type="float">
            <text:p>20.85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308" calcext:value-type="float">
            <text:p>20.83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5752" calcext:value-type="float">
            <text:p>20.8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788" calcext:value-type="float">
            <text:p>20.8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6984" calcext:value-type="float">
            <text:p>20.82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26" calcext:value-type="float">
            <text:p>20.8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75168" calcext:value-type="float">
            <text:p>20.77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5648" calcext:value-type="float">
            <text:p>20.80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1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6024" calcext:value-type="float">
            <text:p>20.76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08696" calcext:value-type="float">
            <text:p>20.8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30032" calcext:value-type="float">
            <text:p>20.83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0512" calcext:value-type="float">
            <text:p>20.86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90408" calcext:value-type="float">
            <text:p>20.79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4312" calcext:value-type="float">
            <text:p>20.78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0888" calcext:value-type="float">
            <text:p>20.8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23936" calcext:value-type="float">
            <text:p>20.82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4792" calcext:value-type="float">
            <text:p>20.81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2224" calcext:value-type="float">
            <text:p>20.84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9656" calcext:value-type="float">
            <text:p>20.86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4 15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90992" calcext:value-type="float">
            <text:p>20.89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12328" calcext:value-type="float">
            <text:p>20.91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3184" calcext:value-type="float">
            <text:p>20.90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7568" calcext:value-type="float">
            <text:p>20.92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06232" calcext:value-type="float">
            <text:p>20.9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4624" calcext:value-type="float">
            <text:p>20.99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072" calcext:value-type="float">
            <text:p>21.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79384" calcext:value-type="float">
            <text:p>20.97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10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91576" calcext:value-type="float">
            <text:p>20.99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6816" calcext:value-type="float">
            <text:p>21.00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5584" calcext:value-type="float">
            <text:p>21.0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89112" calcext:value-type="float">
            <text:p>21.0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5688" calcext:value-type="float">
            <text:p>21.1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264" calcext:value-type="float">
            <text:p>21.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1784" calcext:value-type="float">
            <text:p>21.1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9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36" calcext:value-type="float">
            <text:p>21.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8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4184" calcext:value-type="float">
            <text:p>21.28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2 21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6376" calcext:value-type="float">
            <text:p>21.29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7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3328" calcext:value-type="float">
            <text:p>21.29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6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836" calcext:value-type="float">
            <text:p>21.1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6168" calcext:value-type="float">
            <text:p>21.1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1032" calcext:value-type="float">
            <text:p>21.21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0176" calcext:value-type="float">
            <text:p>21.22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408" calcext:value-type="float">
            <text:p>21.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3704" calcext:value-type="float">
            <text:p>21.2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11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17128" calcext:value-type="float">
            <text:p>21.2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7608" calcext:value-type="float">
            <text:p>21.24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2472" calcext:value-type="float">
            <text:p>21.30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4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3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4664" calcext:value-type="float">
            <text:p>21.31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3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5144" calcext:value-type="float">
            <text:p>21.34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076" calcext:value-type="float">
            <text:p>21.3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5896" calcext:value-type="float">
            <text:p>21.26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7232" calcext:value-type="float">
            <text:p>21.2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1992" calcext:value-type="float">
            <text:p>21.27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6752" calcext:value-type="float">
            <text:p>21.2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23808" calcext:value-type="float">
            <text:p>21.3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42096" calcext:value-type="float">
            <text:p>21.34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2952" calcext:value-type="float">
            <text:p>21.33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1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8568" calcext:value-type="float">
            <text:p>21.30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0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0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9424" calcext:value-type="float">
            <text:p>21.2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0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8088" calcext:value-type="float">
            <text:p>21.27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0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8944" calcext:value-type="float">
            <text:p>21.26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0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0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62848" calcext:value-type="float">
            <text:p>21.26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0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2368" calcext:value-type="float">
            <text:p>21.2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3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2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2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884" calcext:value-type="float">
            <text:p>21.19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2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4936" calcext:value-type="float">
            <text:p>21.2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2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2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28736" calcext:value-type="float">
            <text:p>21.1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2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2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2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20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4456" calcext:value-type="float">
            <text:p>21.1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19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18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9696" calcext:value-type="float">
            <text:p>21.18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17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5208" calcext:value-type="float">
            <text:p>21.09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15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80552" calcext:value-type="float">
            <text:p>21.1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14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6272" calcext:value-type="float">
            <text:p>21.2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13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12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4832" calcext:value-type="float">
            <text:p>21.1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2-11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9216" calcext:value-type="float">
            <text:p>21.1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6-01-12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64144" calcext:value-type="float">
            <text:p>20.96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12-11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11-12 16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5416" calcext:value-type="float">
            <text:p>21.2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10-15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09-15 11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8172" calcext:value-type="float">
            <text:p>21.38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08-13 14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0928" calcext:value-type="float">
            <text:p>21.14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07-14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88528" calcext:value-type="float">
            <text:p>20.98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06-12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48904" calcext:value-type="float">
            <text:p>20.94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05-1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43392" calcext:value-type="float">
            <text:p>21.0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04-17 16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2452" calcext:value-type="float">
            <text:p>20.92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03-12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0072" calcext:value-type="float">
            <text:p>21.1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02-12 17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0304" calcext:value-type="float">
            <text:p>20.72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5-01-1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9448" calcext:value-type="float">
            <text:p>20.72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12-15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66608" calcext:value-type="float">
            <text:p>20.86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11-12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25104" calcext:value-type="float">
            <text:p>21.0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10-16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1888" calcext:value-type="float">
            <text:p>21.20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09-12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60968" calcext:value-type="float">
            <text:p>21.4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08-14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2408" calcext:value-type="float">
            <text:p>21.5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07-17 20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2556" calcext:value-type="float">
            <text:p>21.62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06-12 14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04224" calcext:value-type="float">
            <text:p>21.60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05-1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57792" calcext:value-type="float">
            <text:p>21.95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04-14 2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68104" calcext:value-type="float">
            <text:p>22.1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03-13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02-12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75368" calcext:value-type="float">
            <text:p>22.3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4-01-14 0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3344" calcext:value-type="float">
            <text:p>22.18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12-16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11-13 13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57664" calcext:value-type="float">
            <text:p>22.45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10-16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49688" calcext:value-type="float">
            <text:p>22.6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09-12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362" calcext:value-type="float">
            <text:p>22.9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08-14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5344" calcext:value-type="float">
            <text:p>22.9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07-12 16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648" calcext:value-type="float">
            <text:p>23.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06-19 15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64216" calcext:value-type="float">
            <text:p>23.06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05-13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8672" calcext:value-type="float">
            <text:p>23.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04-17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31856" calcext:value-type="float">
            <text:p>23.23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03-12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183088" calcext:value-type="float">
            <text:p>23.18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02-12 19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03256" calcext:value-type="float">
            <text:p>23.00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3-01-14 20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78872" calcext:value-type="float">
            <text:p>22.97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12-11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7712" calcext:value-type="float">
            <text:p>22.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11-1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7768" calcext:value-type="float">
            <text:p>22.52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10-05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7016" calcext:value-type="float">
            <text:p>22.60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09-13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88144" calcext:value-type="float">
            <text:p>22.48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08-13 17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564" calcext:value-type="float">
            <text:p>22.2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07-03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1488" calcext:value-type="float">
            <text:p>21.81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06-11 17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05-14 19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2032" calcext:value-type="float">
            <text:p>21.59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04-09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0364" calcext:value-type="float">
            <text:p>21.5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03-13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5624" calcext:value-type="float">
            <text:p>21.3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02-14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36" calcext:value-type="float">
            <text:p>21.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2-01-12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9028" calcext:value-type="float">
            <text:p>21.29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12-14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2264" calcext:value-type="float">
            <text:p>21.16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11-14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10-04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3788" calcext:value-type="float">
            <text:p>21.13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09-13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07984" calcext:value-type="float">
            <text:p>21.20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08-16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98" calcext:value-type="float">
            <text:p>21.2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07-12 17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3432" calcext:value-type="float">
            <text:p>21.36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06-14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24392" calcext:value-type="float">
            <text:p>21.4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05-16 15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78672" calcext:value-type="float">
            <text:p>21.37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04-12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80424" calcext:value-type="float">
            <text:p>21.68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03-15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79128" calcext:value-type="float">
            <text:p>21.97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02-15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46768" calcext:value-type="float">
            <text:p>22.1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1-01-10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56496" calcext:value-type="float">
            <text:p>22.25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12-13 14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6288" calcext:value-type="float">
            <text:p>22.1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11-15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10-12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5432" calcext:value-type="float">
            <text:p>22.1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09-16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13824" calcext:value-type="float">
            <text:p>22.2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08-18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55328" calcext:value-type="float">
            <text:p>22.05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07-16 17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036" calcext:value-type="float">
            <text:p>21.9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06-14 16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99296" calcext:value-type="float">
            <text:p>21.7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05-13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73744" calcext:value-type="float">
            <text:p>21.5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04-16 19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3912" calcext:value-type="float">
            <text:p>21.39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03-16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10-01-15 17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11616" calcext:value-type="float">
            <text:p>21.3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09-11-13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03768" calcext:value-type="float">
            <text:p>21.00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09-10-20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3224" calcext:value-type="float">
            <text:p>21.2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09-09-15 14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38464" calcext:value-type="float">
            <text:p>21.2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09-08-25 13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2932" calcext:value-type="float">
            <text:p>21.22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09-07-13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1512" calcext:value-type="float">
            <text:p>21.24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c55-40</text:p>
          </table:table-cell>
          <table:table-cell office:value-type="string" calcext:value-type="string">
            <text:p>Garrisons Lake</text:p>
          </table:table-cell>
          <table:table-cell office:value-type="string" calcext:value-type="string">
            <text:p>2009-06-15 14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5792" calcext:value-type="float">
            <text:p>21.19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054" meta:object-count="0"/>
    <meta:user-defined meta:name="AppVersion">3.0</meta:user-defined>
  </office:meta>
</office:document-meta>
</file>